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6])" office:value-type="float" office:value="562" calcext:value-type="float">
            <text:p>562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6:12:10.70505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30T16:13:41.244916000</dc:date>
    <meta:editing-duration>PT4H39M8S</meta:editing-duration>
    <meta:editing-cycles>68</meta:editing-cycles>
    <meta:document-statistic meta:table-count="1" meta:cell-count="36" meta:object-count="0"/>
  </office:meta>
</office:document-meta>
</file>